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3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567e9"/>
    </style:style>
    <style:style style:name="P3" style:family="paragraph" style:parent-style-name="Table_20_Contents">
      <style:paragraph-properties fo:text-align="center" style:justify-single-word="false"/>
      <style:text-properties officeooo:paragraph-rsid="00171db0"/>
    </style:style>
    <style:style style:name="P4" style:family="paragraph" style:parent-style-name="Footer">
      <style:text-properties officeooo:rsid="000f9795" officeooo:paragraph-rsid="000f979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10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39242" officeooo:paragraph-rsid="00139242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acbac" officeooo:paragraph-rsid="00139242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e5752" officeooo:paragraph-rsid="001e5752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fd03d" officeooo:paragraph-rsid="001fd03d"/>
    </style:style>
    <style:style style:name="P18" style:family="paragraph" style:parent-style-name="Heading_20_1">
      <style:paragraph-properties fo:text-align="center" style:justify-single-word="false"/>
      <style:text-properties fo:font-size="12pt" fo:font-weight="normal" officeooo:rsid="00207a3f" officeooo:paragraph-rsid="00207a3f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07a3f" officeooo:paragraph-rsid="00207a3f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07a3f" officeooo:paragraph-rsid="001e5752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207a3f" officeooo:paragraph-rsid="00207a3f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paragraph-rsid="001187ba"/>
    </style:style>
    <style:style style:name="T1" style:family="text">
      <style:text-properties officeooo:rsid="001320a8"/>
    </style:style>
    <style:style style:name="T2" style:family="text">
      <style:text-properties officeooo:rsid="0007527b"/>
    </style:style>
    <style:style style:name="T3" style:family="text">
      <style:text-properties officeooo:rsid="001187ba"/>
    </style:style>
    <style:style style:name="T4" style:family="text">
      <style:text-properties officeooo:rsid="00139242"/>
    </style:style>
    <style:style style:name="T5" style:family="text">
      <style:text-properties fo:font-size="14pt" fo:font-weight="bold" officeooo:rsid="001187ba" style:font-weight-asian="bold" style:font-weight-complex="bold"/>
    </style:style>
    <style:style style:name="T6" style:family="text">
      <style:text-properties fo:font-size="14pt" fo:font-weight="bold" officeooo:rsid="00139242" style:font-weight-asian="bold" style:font-weight-complex="bold"/>
    </style:style>
    <style:style style:name="T7" style:family="text">
      <style:text-properties officeooo:rsid="001d345a"/>
    </style:style>
    <style:style style:name="T8" style:family="text">
      <style:text-properties fo:font-variant="normal" fo:text-transform="none" fo:font-size="12pt" officeooo:rsid="001d345a"/>
    </style:style>
    <style:style style:name="T9" style:family="text">
      <style:text-properties fo:font-size="12pt" officeooo:rsid="001d345a"/>
    </style:style>
    <style:style style:name="T10" style:family="text">
      <style:text-properties officeooo:rsid="001e5752"/>
    </style:style>
    <style:style style:name="T11" style:family="text">
      <style:text-properties style:font-name="sans-serif" fo:font-size="10.8000001907349pt" fo:font-weight="bold" officeooo:rsid="001187b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</text:p>
      <text:p text:style-name="P6"/>
      <text:p text:style-name="P6"/>
      <text:p text:style-name="P6"/>
      <text:p text:style-name="P6"/>
      <text:p text:style-name="P22"><text:bookmark text:name="page3R_mcid19"/><text:span text:style-name="T11">Implementación de protocolo MODBUS vía UART</text:span><text:span text:style-name="T5"> – </text:span><text:span text:style-name="T6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33207550608">
          <table:table-cell table:style-name="Table1.A1" office:value-type="string">
            <text:p text:style-name="P7">Ítem</text:p>
          </table:table-cell>
          <table:table-cell table:style-name="Table1.A1" office:value-type="string">
            <text:p text:style-name="P7">Descripción</text:p>
          </table:table-cell>
          <table:table-cell table:style-name="Table1.A1" office:value-type="string">
            <text:p text:style-name="P7">Cantidad</text:p>
          </table:table-cell>
          <table:table-cell table:style-name="Table1.A1" office:value-type="string">
            <text:p text:style-name="P7">Precio Unitario (USD<text:span text:style-name="T2">)</text:span></text:p>
          </table:table-cell>
          <table:table-cell table:style-name="Table1.A1" office:value-type="string">
            <text:p text:style-name="P8">Precio Parcial (USD)</text:p>
          </table:table-cell>
          <table:table-cell table:style-name="Table1.F1" office:value-type="string">
            <text:p text:style-name="P8">Proveedor</text:p>
          </table:table-cell>
        </table:table-row>
        <table:table-row table:style-name="TableLine2133339233296"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9">Arduino UNO R3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9">27.6</text:p>
          </table:table-cell>
          <table:table-cell table:style-name="Table1.A2" office:value-type="string">
            <text:p text:style-name="P19">27.6</text:p>
          </table:table-cell>
          <table:table-cell table:style-name="Table1.F2" office:value-type="string">
            <text:p text:style-name="P12"><text:a xlink:type="simple" xlink:href="https://www.digikey.com/es/products/detail/arduino/A000066/2784006" text:style-name="Internet_20_link" text:visited-style-name="Visited_20_Internet_20_Link"><text:span text:style-name="T3">Digi-Key</text:span></text:a></text:p>
          </table:table-cell>
        </table:table-row>
        <table:table-row table:style-name="TableLine2133339230704">
          <table:table-cell table:style-name="Table1.A2" office:value-type="string">
            <text:p text:style-name="P11">2</text:p>
          </table:table-cell>
          <table:table-cell table:style-name="Table1.A2" office:value-type="string">
            <text:h text:style-name="P18" text:outline-level="1">Leds de colores</text:h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0.18</text:p>
          </table:table-cell>
          <table:table-cell table:style-name="Table1.E3" table:formula="ooow:&lt;D3&gt;*3" office:value-type="float" office:value="0.54">
            <text:p text:style-name="P20">0.54</text:p>
          </table:table-cell>
          <table:table-cell table:style-name="Table1.F2" office:value-type="string">
            <text:p text:style-name="P2"><text:a xlink:type="simple" xlink:href="https://www.digikey.com/es/products/detail/american-opto-plus-led/L513SRD-B/13556894" text:style-name="Internet_20_link" text:visited-style-name="Visited_20_Internet_20_Link"><text:span text:style-name="T8">Digi-Key</text:span></text:a></text:p>
          </table:table-cell>
        </table:table-row>
        <table:table-row table:style-name="TableLine2133339237616">
          <table:table-cell table:style-name="Table1.A2" office:value-type="string">
            <text:p text:style-name="P13">3</text:p>
          </table:table-cell>
          <table:table-cell table:style-name="Table1.A2" office:value-type="string">
            <text:h text:style-name="P18" text:outline-level="1">Resistencia 220</text:h>
            <text:p text:style-name="Table_20_Contents"/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0.29</text:p>
          </table:table-cell>
          <table:table-cell table:style-name="Table1.E3" table:formula="ooow:&lt;D4&gt;*3" office:value-type="float" office:value="0.87">
            <text:p text:style-name="P20">0.87</text:p>
          </table:table-cell>
          <table:table-cell table:style-name="Table1.F2" office:value-type="string">
            <text:p text:style-name="P3"><text:a xlink:type="simple" xlink:href="https://www.digikey.com/es/products/detail/nte-electronics-inc/F1W122/11651289" text:style-name="Internet_20_link" text:visited-style-name="Visited_20_Internet_20_Link"><text:span text:style-name="T9">Digi-Key</text:span></text:a></text:p>
          </table:table-cell>
        </table:table-row>
        <table:table-row table:style-name="TableLine2133339231280">
          <table:table-cell table:style-name="Table1.A2" table:number-columns-spanned="4" office:value-type="string">
            <text:p text:style-name="P10">TOTAL USD</text:p>
          </table:table-cell>
          <table:covered-table-cell/>
          <table:covered-table-cell/>
          <table:covered-table-cell/>
          <table:table-cell table:style-name="Table1.E3" table:formula="ooow:&lt;E2&gt;+&lt;E3&gt;+&lt;E4&gt;" office:value-type="float" office:value="29.01">
            <text:p text:style-name="P19">29.01</text:p>
          </table:table-cell>
          <table:table-cell table:style-name="Table1.F2" office:value-type="string">
            <text:p text:style-name="P9"/>
          </table:table-cell>
        </table:table-row>
        <table:table-row table:style-name="TableLine2133339239920">
          <table:table-cell table:style-name="Table1.A2" table:number-columns-spanned="4" office:value-type="string">
            <text:p text:style-name="P10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3">70<text:span text:style-name="T4">00</text:span></text:p>
          </table:table-cell>
          <table:table-cell table:style-name="Table1.F2" office:value-type="string">
            <text:p text:style-name="P9"/>
          </table:table-cell>
        </table:table-row>
        <table:table-row table:style-name="TableLine2133339241936">
          <table:table-cell table:style-name="Table1.A2" table:number-columns-spanned="4" office:value-type="string">
            <text:p text:style-name="P10">TOTAL GUARANÍES</text:p>
          </table:table-cell>
          <table:covered-table-cell/>
          <table:covered-table-cell/>
          <table:covered-table-cell/>
          <table:table-cell table:style-name="Table1.E7" table:formula="ooow:&lt;B5&gt;*&lt;B6&gt;" office:value-type="float" office:value="203070">
            <text:p text:style-name="P13">203,070</text:p>
          </table:table-cell>
          <table:table-cell table:style-name="Table1.F2" office:value-type="string"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T1" style:family="text">
      <style:text-properties officeooo:rsid="001320a8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>Caleb Trepowski Castillo – CI: 4.635.928</text:p>
        <text:p text:style-name="MP2"><text:span text:style-name="MT1">04</text:span> de <text:span text:style-name="MT1">Octubre</text:span> de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1-19T19:55:51.404000000</dc:date>
    <meta:editing-duration>PT17H36M57S</meta:editing-duration>
    <meta:editing-cycles>13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34" meta:word-count="63" meta:character-count="349" meta:non-whitespace-character-count="318"/>
  </office:meta>
</office:document-meta>
</file>